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.0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O Stwo</text:span><text:span text:style-name="T2">rzy</text:span><text:span text:style-name="T1">ciel</text:span><text:span text:style-name="T2">u</text:span><text:span text:style-name="T1"><text:line-break/></text:span><text:span text:style-name="T1">Duchu, przyjdź</text:span><text:span text:style-name="T1"><text:line-break/></text:span><text:span text:style-name="T1">nawiedź dusz wiern</text:span><text:span text:style-name="T2">ych</text:span><text:span text:style-name="T1"><text:line-break/></text:span><text:span text:style-name="T1">Tobie krąg.</text:span><text:span text:style-name="T1"><text:line-break/></text:span><text:span text:style-name="T1">Nie</text:span><text:span text:style-name="T2">bie</text:span><text:span text:style-name="T1">ską </text:span><text:span text:style-name="T2">ła</text:span><text:span text:style-name="T1">skę zesłać racz</text:span><text:span text:style-name="T1"><text:line-break/></text:span><text:span text:style-name="T2">se</text:span><text:span text:style-name="T1">rcom, </text:span><text:span text:style-name="T2">co</text:span><text:span text:style-name="T1"><text:line-break/></text:span><text:span text:style-name="T1">dzie</text:span><text:span text:style-name="T2">łem</text:span><text:span text:style-name="T1"> są Twych rą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ocie</text:span><text:span text:style-name="T2">szy</text:span><text:span text:style-name="T1">cie</text:span><text:span text:style-name="T2">lem</text:span><text:span text:style-name="T1"> jesteś zwan</text:span><text:span text:style-name="T1"><text:line-break/></text:span><text:span text:style-name="T1">i Najwyższe</text:span><text:span text:style-name="T2">go</text:span><text:span text:style-name="T1"> Boga Dar,</text:span><text:span text:style-name="T1"><text:line-break/></text:span><text:span text:style-name="T1">Tyś </text:span><text:span text:style-name="T2">Na</text:span><text:span text:style-name="T1">m</text:span><text:span text:style-name="T2">a</text:span><text:span text:style-name="T1">sz</text:span><text:span text:style-name="T2">cze</text:span><text:span text:style-name="T1">ni</text:span><text:span text:style-name="T2">em</text:span><text:span text:style-name="T1"><text:line-break/></text:span><text:span text:style-name="T1">naszych dusz,</text:span><text:span text:style-name="T1"><text:line-break/></text:span><text:span text:style-name="T1">Zdr</text:span><text:span text:style-name="T2">ój</text:span><text:span text:style-name="T1"> Ży</text:span><text:span text:style-name="T2">wy</text:span><text:span text:style-name="T1">,</text:span><text:span text:style-name="T1"><text:line-break/></text:span><text:span text:style-name="T1">Mił</text:span><text:span text:style-name="T2">ość</text:span><text:span text:style-name="T1">, Ognia Ż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Światłem</text:span><text:span text:style-name="T1"><text:line-break/></text:span><text:span text:style-name="T2">ro</text:span><text:span text:style-name="T1">zjaś</text:span><text:span text:style-name="T2">nij</text:span><text:span text:style-name="T1"> naszą myśl,</text:span><text:span text:style-name="T1"><text:line-break/></text:span><text:span text:style-name="T1">w serca nam</text:span><text:span text:style-name="T1"><text:line-break/></text:span><text:span text:style-name="T1">mił</text:span><text:span text:style-name="T2">ość</text:span><text:span text:style-name="T1"> świętą wlej,</text:span><text:span text:style-name="T1"><text:line-break/></text:span><text:span text:style-name="T1">i w</text:span><text:span text:style-name="T2">ą</text:span><text:span text:style-name="T1">tł</text:span><text:span text:style-name="T2">ą</text:span><text:span text:style-name="T1"> sł</text:span><text:span text:style-name="T2">a</text:span><text:span text:style-name="T1">b</text:span><text:span text:style-name="T2">o</text:span><text:span text:style-name="T1">ść naszych ciał</text:span><text:span text:style-name="T1"><text:line-break/></text:span><text:span text:style-name="T1">p</text:span><text:span text:style-name="T2">o</text:span><text:span text:style-name="T1">krzep st</text:span><text:span text:style-name="T2">a</text:span><text:span text:style-name="T1">łości</text:span><text:span text:style-name="T2">ą</text:span><text:span text:style-name="T1"> Mocy Sw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6. Daj nam prz</text:span><text:span text:style-name="T2">e</text:span><text:span text:style-name="T1">z Ciebi</text:span><text:span text:style-name="T2">e</text:span><text:span text:style-name="T1"><text:line-break/></text:span><text:span text:style-name="T1">Ojca znać,</text:span><text:span text:style-name="T1"><text:line-break/></text:span><text:span text:style-name="T1">daj, by i Syn p</text:span><text:span text:style-name="T2">o</text:span><text:span text:style-name="T1">znany był,</text:span><text:span text:style-name="T1"><text:line-break/></text:span><text:span text:style-name="T1">i Ci</text:span><text:span text:style-name="T2">e</text:span><text:span text:style-name="T1">bi</text:span><text:span text:style-name="T2">e</text:span><text:span text:style-name="T1">,</text:span><text:span text:style-name="T1"><text:line-break/></text:span><text:span text:style-name="T1">J</text:span><text:span text:style-name="T2">e</text:span><text:span text:style-name="T1">dn</text:span><text:span text:style-name="T2">o</text:span><text:span text:style-name="T1"> Tchnienie Dwóch,</text:span><text:span text:style-name="T1"><text:line-break/></text:span><text:span text:style-name="T1">ni</text:span><text:span text:style-name="T2">e</text:span><text:span text:style-name="T1">ch wyzn</text:span><text:span text:style-name="T2">a</text:span><text:span text:style-name="T1">jem</text:span><text:span text:style-name="T2">y</text:span><text:span text:style-name="T1"><text:line-break/></text:span><text:span text:style-name="T1">z wszystk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_ASUS_Edition$Win32 OpenOffice.org_project/680m10$Build-9251$CWS-c23v001</meta:generator>
    <meta:creation-date>2006-11-06T18:19:10</meta:creation-date>
    <dc:creator>Rafał Talacha</dc:creator>
    <dc:date>2009-08-15T14:41:41</dc:date>
    <meta:editing-cycles>10</meta:editing-cycles>
    <meta:editing-duration>PT27M50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